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5.02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8" style:family="table-cell" style:parent-style-name="Default">
      <style:map style:condition="is-true-formula(COUNTIF([.B:.B]; [.B1])&gt;1)" style:apply-style-name="Bad" style:base-cell-address="trams.B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ce12"/>
        <table:table-column table:style-name="co12" table:default-cell-style-name="ce12"/>
        <table:table-column table:style-name="co13" table:default-cell-style-name="Default"/>
        <table:table-column table:style-name="co3" table:number-columns-repeated="16365" table:default-cell-style-name="Default"/>
        <table:table-row table:style-name="ro1">
          <table:table-cell table:style-name="ce1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Panto_Locatio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anto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Model_Life</text:p>
          </table:table-cell>
          <table:table-cell table:style-name="ce1" office:value-type="string" calcext:value-type="string">
            <text:p>Vehicle_Lif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hu300_length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23-08-23" calcext:value-type="date">
            <text:p>23-Aug-23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12" office:value-type="float" office:value="160" calcext:value-type="float">
            <text:p>160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133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9" office:value-type="string" calcext:value-type="string">
            <text:p>de5000</text:p>
          </table:table-cell>
          <table:table-cell table:style-name="ce10" office:value-type="string" calcext:value-type="string">
            <text:p>TRUE</text:p>
          </table:table-cell>
          <table:table-cell table:style-name="ce9" office:value-type="string" calcext:value-type="string">
            <text:p>STR_TOYAMADE5000</text:p>
          </table:table-cell>
          <table:table-cell table:style-name="ce9" office:value-type="string" calcext:value-type="string">
            <text:p>LV_IRL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24 km/h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oor10</text:p>
          </table:table-cell>
          <table:table-cell table:style-name="ce14" office:value-type="date" office:date-value="1950-01-01" calcext:value-type="date">
            <text:p>01-Jan-50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14" office:value-type="date" office:date-value="1957-01-01" calcext:value-type="date">
            <text:p>01-Jan-57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" office:value-type="string" calcext:value-type="string">
            <text:p>8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14" office:value-type="date" office:date-value="1993-01-01" calcext:value-type="date">
            <text:p>01-Jan-93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2006-04-29" calcext:value-type="date">
            <text:p>29-Apr-06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14" office:value-type="date" office:date-value="2009-12-23" calcext:value-type="date">
            <text:p>23-Dec-09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14" office:value-type="date" office:date-value="2010-01-01" calcext:value-type="date">
            <text:p>01-Jan-10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4-04-21" calcext:value-type="date">
            <text:p>21-Apr-04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2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14" office:value-type="date" office:date-value="2016-03-27" calcext:value-type="date">
            <text:p>27-Mar-16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92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f1000_length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13-03-31" calcext:value-type="date">
            <text:p>31-Mar-13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13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" office:value-type="string" calcext:value-type="string">
            <text:p>92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9200</text:p>
          </table:table-cell>
          <table:table-cell office:value-type="string" calcext:value-type="string">
            <text:p>IRL1CC2CC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2-07-05" calcext:value-type="date">
            <text:p>05-Jul-02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60</text:p>
          </table:table-cell>
          <table:table-cell table:style-name="ce7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060" calcext:value-type="float">
            <text:p>106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14" office:value-type="date" office:date-value="1951-01-01" calcext:value-type="date">
            <text:p>01-Jan-51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80</text:p>
          </table:table-cell>
          <table:table-cell table:style-name="ce7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8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4-01-01" calcext:value-type="date">
            <text:p>01-Jan-54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90</text:p>
          </table:table-cell>
          <table:table-cell table:style-name="ce7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9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5-01-01" calcext:value-type="date">
            <text:p>01-Jan-55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200" calcext:value-type="float">
            <text:p>1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8-01-01" calcext:value-type="date">
            <text:p>01-Jan-58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350" calcext:value-type="float">
            <text:p>135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60-01-01" calcext:value-type="date">
            <text:p>01-Jan-60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40,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5000" calcext:value-type="float">
            <text:p>50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33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14" office:value-type="date" office:date-value="1976-11-06" calcext:value-type="date">
            <text:p>06-Nov-76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8200" calcext:value-type="float">
            <text:p>8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1982-02-08" calcext:value-type="date">
            <text:p>08-Feb-82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5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85-04-05" calcext:value-type="date">
            <text:p>05-Apr-85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14" office:value-type="date" office:date-value="1988-12-01" calcext:value-type="date">
            <text:p>01-Dec-88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3-09-24" calcext:value-type="date">
            <text:p>24-Sep-93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5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2-04-02" calcext:value-type="date">
            <text:p>02-Apr-92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7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14" office:value-type="date" office:date-value="1997-08-02" calcext:value-type="date">
            <text:p>02-Aug-97</text:p>
          </table:table-cell>
          <table:table-cell table:style-name="ce9" office:value-type="string" calcext:value-type="string">
            <text:p>VEHICLE_NEVER_EXPIRES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0800</text:p>
          </table:table-cell>
          <table:table-cell table:style-name="ce7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08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9-04-01" calcext:value-type="date">
            <text:p>01-Apr-09</text:p>
          </table:table-cell>
          <table:table-cell table:style-name="ce9" office:value-type="string" calcext:value-type="string">
            <text:p>VEHICLE_NEVER_EXPIRE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9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7"/>
          <table:table-cell table:style-name="ce12" table:number-columns-repeated="5"/>
          <table:table-cell table:number-columns-repeated="16361"/>
        </table:table-row>
        <table:table-row table:style-name="ro1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12"/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2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1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Stop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5:57:24.027433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2-07T16:15:36.569592382</dc:date>
    <meta:editing-duration>P11DT14H28M12S</meta:editing-duration>
    <meta:editing-cycles>179</meta:editing-cycles>
    <meta:generator>LibreOffice/24.8.4.2$Linux_X86_64 LibreOffice_project/480$Build-2</meta:generator>
    <meta:document-statistic meta:table-count="2" meta:cell-count="641" meta:object-count="0"/>
  </office:meta>
</office:document-meta>
</file>